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7851" officeooo:paragraph-rsid="00147851"/>
    </style:style>
    <style:style style:name="P2" style:family="paragraph" style:parent-style-name="Standard">
      <style:text-properties officeooo:rsid="001758c6" officeooo:paragraph-rsid="001758c6"/>
    </style:style>
    <style:style style:name="T1" style:family="text">
      <style:text-properties officeooo:rsid="00165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5"/>0 1 <text:s/>2 <text:s/>3 <text:s/>4 <text:s/>5 <text:s/>6 <text:s/>7</text:p>
      <text:p text:style-name="P1">0 [0, 0, 0, 1, 0, 1, 0, 0]</text:p>
      <text:p text:style-name="P1">1 [0, 1, 0, 0, 0, 0, 0, 0]</text:p>
      <text:p text:style-name="P1">2 [0, 0, 0, 0, 1, 0, 0, 0]</text:p>
      <text:p text:style-name="P1">3 [0, 0, 0, 0, 1, 0, 0, 0]</text:p>
      <text:p text:style-name="P1">4 [0, 0, 0, 0, 0, 1, 0, 0]</text:p>
      <text:p text:style-name="P1">5 [1, 0, 0, 0, 0, 0, 0, 0]</text:p>
      <text:p text:style-name="P1">6 [0, 0, 0, 0, 0, 0, 0, 0]</text:p>
      <text:p text:style-name="P1">7 [0, 0, 0, 0, 0, 0, 0, 0]</text:p>
      <text:p text:style-name="P1"/>
      <text:p text:style-name="P1"/>
      <text:p text:style-name="P1"><text:s text:c="5"/>0 1 <text:s/>2 <text:s/>3</text:p>
      <text:p text:style-name="P1">0 [0, 0, 0, 1]</text:p>
      <text:p text:style-name="P1">1 [0, 1, 0, 0]</text:p>
      <text:p text:style-name="P1">2 [0, 0, 0, 0]</text:p>
      <text:p text:style-name="P1">3 [0, 0, 0, 0]</text:p>
      <text:p text:style-name="P1"/>
      <text:p text:style-name="P1">1 / 0,0</text:p>
      <text:p text:style-name="P1">2 / <text:span text:style-name="T1">1,0</text:span> 0,<text:span text:style-name="T1">1</text:span></text:p>
      <text:p text:style-name="P1">3 / <text:span text:style-name="T1">2,0</text:span> 1,1 0,<text:span text:style-name="T1">2</text:span></text:p>
      <text:p text:style-name="P1">4 / 3,<text:span text:style-name="T1">0</text:span> <text:span text:style-name="T1">2,1</text:span> 1,<text:span text:style-name="T1">2</text:span> 0,<text:span text:style-name="T1">3</text:span></text:p>
      <text:p text:style-name="P1">5 / 3,<text:span text:style-name="T1">1</text:span> 2,2 1,<text:span text:style-name="T1">3</text:span></text:p>
      <text:p text:style-name="P1">6 / 3,<text:span text:style-name="T1">2</text:span> 2,<text:span text:style-name="T1">3</text:span></text:p>
      <text:p text:style-name="P1">7 / 3,3</text:p>
      <text:p text:style-name="P1"/>
      <text:p text:style-name="P2">[0, 1, 0, 0, 0, 0, 0, 1]</text:p>
      <text:p text:style-name="P2">[0, 0, 0, 0, 0, 0, 0, -0]</text:p>
      <text:p text:style-name="P2">[1, 0, 0, 0, 0, 0, -0, 0]</text:p>
      <text:p text:style-name="P2">[0, 0, 0, 0, 1, -0, 1, 1]</text:p>
      <text:p text:style-name="P2">[0, 0, 0, 0, -0, 0, 0, 0]</text:p>
      <text:p text:style-name="P2">[0, 0, 0, -0, 0, 0, 0, 1]</text:p>
      <text:p text:style-name="P2">[0, 0, -0, 0, 0, 0, 0, 0]</text:p>
      <text:p text:style-name="P2">[0, -0, 0, 0, 0, 0, 0, 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58:17.259550281</meta:creation-date>
    <dc:date>2018-05-16T01:23:24.378466734</dc:date>
    <meta:editing-duration>PT24M26S</meta:editing-duration>
    <meta:editing-cycles>1</meta:editing-cycles>
    <meta:document-statistic meta:table-count="0" meta:image-count="0" meta:object-count="0" meta:page-count="1" meta:paragraph-count="29" meta:word-count="198" meta:character-count="588" meta:non-whitespace-character-count="401"/>
    <meta:generator>LibreOffice/5.1.6.2$Linux_X86_64 LibreOffice_project/10m0$Build-2</meta:generator>
  </office:meta>
</office:document-meta>
</file>